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1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89b5f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0aad8b"/>
    </style:style>
    <style:style style:name="P53" style:family="paragraph" style:parent-style-name="Standard">
      <style:text-properties officeooo:paragraph-rsid="0d10b2c9"/>
    </style:style>
    <style:style style:name="P54" style:family="paragraph" style:parent-style-name="Standard">
      <style:text-properties officeooo:paragraph-rsid="0d137e4c"/>
    </style:style>
    <style:style style:name="P55" style:family="paragraph" style:parent-style-name="Standard">
      <style:text-properties officeooo:paragraph-rsid="0d17169e"/>
    </style:style>
    <style:style style:name="P56" style:family="paragraph" style:parent-style-name="Standard">
      <style:text-properties officeooo:paragraph-rsid="0d37c52c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4fb2fa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53d678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d656632"/>
    </style:style>
    <style:style style:name="P63" style:family="paragraph" style:parent-style-name="Standard">
      <style:text-properties officeooo:paragraph-rsid="0d6687d9"/>
    </style:style>
    <style:style style:name="P64" style:family="paragraph" style:parent-style-name="Standard">
      <style:text-properties officeooo:paragraph-rsid="0d823c65"/>
    </style:style>
    <style:style style:name="P65" style:family="paragraph" style:parent-style-name="Standard">
      <style:text-properties officeooo:paragraph-rsid="0d87b9fa"/>
    </style:style>
    <style:style style:name="P66" style:family="paragraph" style:parent-style-name="Standard">
      <style:text-properties officeooo:paragraph-rsid="0d88a1d4"/>
    </style:style>
    <style:style style:name="P67" style:family="paragraph" style:parent-style-name="Standard">
      <style:text-properties officeooo:paragraph-rsid="0d8c21b9"/>
    </style:style>
    <style:style style:name="P68" style:family="paragraph" style:parent-style-name="Standard">
      <style:text-properties officeooo:paragraph-rsid="0d8df6d5"/>
    </style:style>
    <style:style style:name="P69" style:family="paragraph" style:parent-style-name="Standard">
      <style:text-properties officeooo:paragraph-rsid="0da024ea"/>
    </style:style>
    <style:style style:name="P70" style:family="paragraph" style:parent-style-name="Standard">
      <style:text-properties officeooo:paragraph-rsid="0da677d4"/>
    </style:style>
    <style:style style:name="P71" style:family="paragraph" style:parent-style-name="Standard">
      <style:text-properties officeooo:paragraph-rsid="0d72706e"/>
    </style:style>
    <style:style style:name="P72" style:family="paragraph" style:parent-style-name="Standard">
      <style:text-properties officeooo:paragraph-rsid="0dbec325"/>
    </style:style>
    <style:style style:name="P73" style:family="paragraph" style:parent-style-name="Standard">
      <style:text-properties officeooo:paragraph-rsid="0dc75ecf"/>
    </style:style>
    <style:style style:name="P74" style:family="paragraph" style:parent-style-name="Standard">
      <style:text-properties officeooo:paragraph-rsid="0dc8ca39"/>
    </style:style>
    <style:style style:name="P75" style:family="paragraph" style:parent-style-name="Standard">
      <style:text-properties officeooo:paragraph-rsid="0dd5b7dc"/>
    </style:style>
    <style:style style:name="P76" style:family="paragraph" style:parent-style-name="Standard">
      <style:text-properties officeooo:paragraph-rsid="0dd73527"/>
    </style:style>
    <style:style style:name="P77" style:family="paragraph" style:parent-style-name="Standard">
      <style:text-properties officeooo:paragraph-rsid="0dd7cbe7"/>
    </style:style>
    <style:style style:name="P78" style:family="paragraph" style:parent-style-name="Standard">
      <style:text-properties officeooo:paragraph-rsid="0de3a99f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Footnote">
      <style:text-properties officeooo:rsid="043ccc66" officeooo:paragraph-rsid="0c397b0b"/>
    </style:style>
    <style:style style:name="P81" style:family="paragraph" style:parent-style-name="Footnote">
      <style:text-properties officeooo:paragraph-rsid="0cfb8404"/>
    </style:style>
    <style:style style:name="P82" style:family="paragraph" style:parent-style-name="Footnote">
      <style:text-properties officeooo:paragraph-rsid="0d4c0055"/>
    </style:style>
    <style:style style:name="P83" style:family="paragraph" style:parent-style-name="Footnote">
      <style:text-properties officeooo:paragraph-rsid="0d5dc5cc"/>
    </style:style>
    <style:style style:name="P84" style:family="paragraph" style:parent-style-name="Footnote">
      <style:text-properties officeooo:paragraph-rsid="0d80b951"/>
    </style:style>
    <style:style style:name="P85" style:family="paragraph" style:parent-style-name="Footnote">
      <style:text-properties officeooo:paragraph-rsid="0d88b8d0"/>
    </style:style>
    <style:style style:name="P86" style:family="paragraph" style:parent-style-name="Footnote">
      <style:text-properties officeooo:paragraph-rsid="0db416b4"/>
    </style:style>
    <style:style style:name="P87" style:family="paragraph" style:parent-style-name="Footnote">
      <style:text-properties officeooo:paragraph-rsid="0dd16467"/>
    </style:style>
    <style:style style:name="P88" style:family="paragraph" style:parent-style-name="Footnote">
      <style:text-properties officeooo:paragraph-rsid="0de5d71d"/>
    </style:style>
    <style:style style:name="P89" style:family="paragraph" style:parent-style-name="Footnote">
      <style:text-properties officeooo:paragraph-rsid="0de71249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1" style:family="paragraph" style:parent-style-name="Footnote">
      <style:text-properties officeooo:paragraph-rsid="04473353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ec3014"/>
    </style:style>
    <style:style style:name="P95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officeooo:paragraph-rsid="0dec3014"/>
    </style:style>
    <style:style style:name="P97" style:family="paragraph" style:parent-style-name="Standard">
      <style:text-properties officeooo:paragraph-rsid="0dedec60"/>
    </style:style>
    <style:style style:name="P98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3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4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29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30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72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2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1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4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6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77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78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79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80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81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82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83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84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5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6" style:family="text">
      <style:text-properties fo:color="#000000" style:font-name="Ubuntu2" fo:font-size="12pt" style:font-size-asian="12pt" style:font-size-complex="12pt"/>
    </style:style>
    <style:style style:name="T387" style:family="text">
      <style:text-properties fo:color="#000000" style:font-name="Ubuntu2" fo:font-size="12pt" officeooo:rsid="004804ae" style:font-size-asian="12pt" style:font-size-complex="12pt"/>
    </style:style>
    <style:style style:name="T388" style:family="text">
      <style:text-properties fo:color="#000000" style:font-name="Ubuntu2" fo:font-size="12pt" officeooo:rsid="0d21a97c" style:font-size-asian="12pt" style:font-size-complex="12pt"/>
    </style:style>
    <style:style style:name="T389" style:family="text">
      <style:text-properties fo:color="#000000" style:font-name="Ubuntu2" fo:font-size="12pt" officeooo:rsid="0d2ecc1a" style:font-size-asian="12pt" style:font-size-complex="12pt"/>
    </style:style>
    <style:style style:name="T390" style:family="text">
      <style:text-properties fo:color="#000000" style:text-underline-style="none" officeooo:rsid="0bd0b23f" style:font-size-asian="12pt" style:font-size-complex="12pt"/>
    </style:style>
    <style:style style:name="T39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3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3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3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3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3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3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3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2" style:family="text">
      <style:text-properties fo:color="#000000" style:font-name="Ubuntu3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3" style:family="text">
      <style:text-properties fo:color="#000000" style:font-name="Ubuntu3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4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5" style:family="text">
      <style:text-properties fo:color="#000000" style:font-name="Ubuntu3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6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7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8" style:family="text">
      <style:text-properties fo:color="#000000" style:font-name="Ubuntu3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9" style:family="text">
      <style:text-properties fo:color="#000000" style:font-name="Ubuntu3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2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1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7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1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officeooo:rsid="047da547"/>
    </style:style>
    <style:style style:name="T456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7" style:family="text">
      <style:text-properties officeooo:rsid="047fb57c"/>
    </style:style>
    <style:style style:name="T458" style:family="text">
      <style:text-properties officeooo:rsid="047da547"/>
    </style:style>
    <style:style style:name="T459" style:family="text">
      <style:text-properties officeooo:rsid="01657261" style:font-size-asian="12pt" style:font-size-complex="12pt"/>
    </style:style>
    <style:style style:name="T460" style:family="text">
      <style:text-properties officeooo:rsid="04473353"/>
    </style:style>
    <style:style style:name="T461" style:family="text">
      <style:text-properties fo:font-weight="normal" style:font-weight-asian="normal" style:font-weight-complex="normal"/>
    </style:style>
    <style:style style:name="T462" style:family="text">
      <style:text-properties fo:font-weight="normal" officeooo:rsid="0d53468e" style:font-weight-asian="normal" style:font-weight-complex="normal"/>
    </style:style>
    <style:style style:name="T463" style:family="text">
      <style:text-properties fo:font-weight="normal" officeooo:rsid="0d5e9ec2" style:font-weight-asian="normal" style:font-weight-complex="normal"/>
    </style:style>
    <style:style style:name="T464" style:family="text">
      <style:text-properties fo:font-weight="normal" officeooo:rsid="0d516aa8" style:font-weight-asian="normal" style:font-weight-complex="normal"/>
    </style:style>
    <style:style style:name="T465" style:family="text">
      <style:text-properties fo:font-weight="normal" officeooo:rsid="0d6a0c36" style:font-weight-asian="normal" style:font-weight-complex="normal"/>
    </style:style>
    <style:style style:name="T466" style:family="text">
      <style:text-properties officeooo:rsid="06049971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officeooo:rsid="06049971" style:font-weight-asian="bold" style:font-weight-complex="bold"/>
    </style:style>
    <style:style style:name="T469" style:family="text">
      <style:text-properties officeooo:rsid="0594b105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officeooo:rsid="0aace3cd"/>
    </style:style>
    <style:style style:name="T47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3" style:family="text">
      <style:text-properties fo:font-size="10pt" officeooo:rsid="06049971" style:font-size-asian="10pt" style:font-size-complex="10pt"/>
    </style:style>
    <style:style style:name="T474" style:family="text">
      <style:text-properties fo:font-size="10pt" officeooo:rsid="0d7d740a" style:font-size-asian="10pt" style:font-size-complex="10pt"/>
    </style:style>
    <style:style style:name="T475" style:family="text">
      <style:text-properties fo:font-size="10pt" officeooo:rsid="0dd944c0" style:font-size-asian="10pt" style:font-style-asian="italic" style:font-size-complex="10pt" style:font-style-complex="italic"/>
    </style:style>
    <style:style style:name="T476" style:family="text">
      <style:text-properties fo:font-size="10pt" officeooo:rsid="06049971" style:font-size-asian="10pt" style:font-style-asian="italic" style:font-size-complex="10pt" style:font-style-complex="italic"/>
    </style:style>
    <style:style style:name="T477" style:family="text">
      <style:text-properties officeooo:rsid="0394a435"/>
    </style:style>
    <style:style style:name="T478" style:family="text">
      <style:text-properties officeooo:rsid="0b668458"/>
    </style:style>
    <style:style style:name="T479" style:family="text">
      <style:text-properties officeooo:rsid="0c125172"/>
    </style:style>
    <style:style style:name="T480" style:family="text">
      <style:text-properties officeooo:rsid="0d2d19da"/>
    </style:style>
    <style:style style:name="T481" style:family="text">
      <style:text-properties officeooo:rsid="0d3bc5c4"/>
    </style:style>
    <style:style style:name="T482" style:family="text">
      <style:text-properties officeooo:rsid="0d3fc4ec"/>
    </style:style>
    <style:style style:name="T483" style:family="text">
      <style:text-properties officeooo:rsid="0d4b2054"/>
    </style:style>
    <style:style style:name="T484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5" style:family="text">
      <style:text-properties officeooo:rsid="0d781c5d"/>
    </style:style>
    <style:style style:name="T486" style:family="text">
      <style:text-properties officeooo:rsid="0d7d740a"/>
    </style:style>
    <style:style style:name="T487" style:family="text">
      <style:text-properties officeooo:rsid="0d87d73f"/>
    </style:style>
    <style:style style:name="T488" style:family="text">
      <style:text-properties officeooo:rsid="0d88b8d0"/>
    </style:style>
    <style:style style:name="T489" style:family="text">
      <style:text-properties fo:font-style="normal" style:font-style-asian="normal" style:font-style-complex="normal"/>
    </style:style>
    <style:style style:name="T490" style:family="text">
      <style:text-properties officeooo:rsid="0db2fd57"/>
    </style:style>
    <style:style style:name="T491" style:family="text">
      <style:text-properties officeooo:rsid="0db4d737"/>
    </style:style>
    <style:style style:name="T492" style:family="text">
      <style:text-properties officeooo:rsid="0db5d4ba"/>
    </style:style>
    <style:style style:name="T493" style:family="text">
      <style:text-properties officeooo:rsid="0db5fe7f"/>
    </style:style>
    <style:style style:name="T494" style:family="text">
      <style:text-properties officeooo:rsid="0d1ec96e"/>
    </style:style>
    <style:style style:name="T495" style:family="text">
      <style:text-properties officeooo:rsid="0d4a40eb"/>
    </style:style>
    <style:style style:name="T496" style:family="text">
      <style:text-properties officeooo:rsid="0d53468e"/>
    </style:style>
    <style:style style:name="T497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8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99" style:family="text">
      <style:text-properties officeooo:rsid="0de51e68"/>
    </style:style>
    <style:style style:name="T500" style:family="text">
      <style:text-properties officeooo:rsid="0def9a0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49">C</text:span></text:span><text:span text:style-name="Strong_20_Emphasis"><text:span text:style-name="T344">hecklist voor </text:span></text:span><text:span text:style-name="Strong_20_Emphasis"><text:span text:style-name="T352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3">Debian </text:span></text:span><text:span text:style-name="Strong_20_Emphasis"><text:span text:style-name="T360">GNU/Linux</text:span></text:span><text:reference-mark-end text:name="Distributie"/><text:span text:style-name="Strong_20_Emphasis"><text:span text:style-name="T357"> </text:span></text:span><text:reference-mark-start text:name="Versie"/><text:span text:style-name="Strong_20_Emphasis"><text:span text:style-name="T353">1</text:span></text:span><text:span text:style-name="Strong_20_Emphasis"><text:span text:style-name="T354">1</text:span></text:span><text:reference-mark-end text:name="Versie"/><text:span text:style-name="Strong_20_Emphasis"><text:span text:style-name="T345"> </text:span></text:span><text:span text:style-name="Strong_20_Emphasis"><text:span text:style-name="T355">LTS</text:span></text:span><text:span text:style-name="Strong_20_Emphasis"><text:span text:style-name="T345"><text:note text:id="ftn1" text:note-class="footnote"><text:note-citation>1</text:note-citation><text:note-body><text:p text:style-name="P87"><text:span text:style-name="T477">Deze versie heeft codenaam </text:span><text:span text:style-name="T396">B</text:span><text:span text:style-name="T406">ullseye</text:span><text:span text:style-name="T478"> </text:span><text:span text:style-name="T479">(</text:span><text:span text:style-name="T406">bullseye</text:span><text:span text:style-name="T479">)</text:span><text:span text:style-name="T478"> </text:span><text:span text:style-name="T397">en is een zogenaamde LTS-versie (Long-Term Support, langetermijnondersteuning). <text:s/></text:span><text:span text:style-name="T398">Deze</text:span><text:span text:style-name="T397"> LTS-versie versch</text:span><text:span text:style-name="T398">een </text:span><text:span text:style-name="T405">in </text:span><text:span text:style-name="T407">augustus</text:span><text:span text:style-name="T397"> 20</text:span><text:span text:style-name="T407">2</text:span><text:span text:style-name="T398">1</text:span><text:span text:style-name="T397"> en wordt vanaf vrijgave </text:span><text:span text:style-name="T405">vijf</text:span><text:span text:style-name="T397"> jaar ondersteund</text:span><text:span text:style-name="T399"> </text:span><text:span text:style-name="T397">(</text:span><text:span text:style-name="T400">updates </text:span><text:span text:style-name="T397">tot </text:span><text:span text:style-name="T407">augustus</text:span><text:span text:style-name="T398"> </text:span><text:span text:style-name="T397">202</text:span><text:span text:style-name="T407">6</text:span><text:span text:style-name="T399">)</text:span><text:span text:style-name="T401">.</text:span></text:p></text:note-body></text:note></text:span></text:span><text:span text:style-name="Strong_20_Emphasis"><text:span text:style-name="T355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8">.</text:span></text:span></text:p>
      <text:p text:style-name="P9"/>
      <text:p text:style-name="P26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4">voor</text:span><text:span text:style-name="T425"> </text:span><text:span text:style-name="T426">deze en andere </text:span><text:span text:style-name="T21">checklists, scripts, en overige bestanden.</text:span></text:p>
      <text:p text:style-name="P21"/>
      <text:p text:style-name="P49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0"/>
      <text:p text:style-name="P10">V<text:span text:style-name="T457">ul de waarden in het tekstvak achter de </text:span><text:span text:style-name="Definition"><text:span text:style-name="T458">schuingedrukte</text:span></text:span> <text:span text:style-name="T458">woorden </text:span><text:span text:style-name="T455">(zie toelichting)</text:span><text:span text:style-name="T458">:</text:span></text:p>
      <text:p text:style-name="P4"><text:span text:style-name="Definition"><text:span text:style-name="T431">g</text:span></text:span><text:span text:style-name="Definition"><text:span text:style-name="T430">ebruiker</text:span></text:span><text:span text:style-name="Definition"><text:span text:style-name="T432"><text:tab/><text:tab/></text:span></text:span><text:span text:style-name="Definition"><text:span text:style-name="T423"> <text:tab/><text:tab/></text:span></text:span><text:span text:style-name="T433"><draw:control text:anchor-type="as-char" svg:y="-0.429cm" draw:z-index="35" draw:name="Gebruiker" draw:style-name="gr2" draw:text-style-name="P100" svg:width="6.061cm" svg:height="0.6cm" draw:control="control36"><svg:title>Gebruiker</svg:title><svg:desc>Volledige naam, bijv. Jan Stek</svg:desc></draw:control></text:span><text:span text:style-name="T433"><text:tab/></text:span><text:span text:style-name="T434">(</text:span><text:span text:style-name="T452">volledige naam, bijv. </text:span><text:span text:style-name="T454">Karel Kamer</text:span><text:span text:style-name="T453">)</text:span></text:p>
      <text:p text:style-name="Standard"><text:span text:style-name="Definition"><text:span text:style-name="T431">g</text:span></text:span><text:span text:style-name="Definition"><text:span text:style-name="T430">ebruikersnaam<text:tab/><text:tab/></text:span></text:span><text:span text:style-name="Definition"><text:span text:style-name="T430"><draw:control text:anchor-type="as-char" svg:y="-0.429cm" draw:z-index="36" draw:name="Gberuikersnaam" draw:style-name="gr2" draw:text-style-name="P100" svg:width="6.061cm" svg:height="0.6cm" draw:control="control37"><svg:title>Gebruikersnaam</svg:title><svg:desc>Korte naam, bijv. jan</svg:desc></draw:control></text:span></text:span><text:span text:style-name="Definition"><text:span text:style-name="T430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6">c</text:span></text:span><text:span text:style-name="Definition"><text:span text:style-name="T445">omputernaam<text:tab/><text:tab/></text:span></text:span><text:span text:style-name="Definition"><text:span text:style-name="T433"><draw:control text:anchor-type="as-char" svg:y="-0.429cm" draw:z-index="37" draw:name="Computernaam" draw:style-name="gr2" draw:text-style-name="P100" svg:width="6.061cm" svg:height="0.6cm" draw:control="control38"><svg:title>Computernaam</svg:title><svg:desc>Unieke naam van de computer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unieke naam van de compute</text:span></text:span><text:span text:style-name="Definition"><text:span text:style-name="T436">r</text:span></text:span><text:span text:style-name="Definition"><text:span text:style-name="T437">)</text:span></text:span></text:p>
      <text:p text:style-name="P3"><text:span text:style-name="Definition"><text:span text:style-name="T431">o</text:span></text:span><text:span text:style-name="Definition"><text:span text:style-name="T430">pstartmenu</text:span></text:span><text:span text:style-name="Definition"><text:span text:style-name="T433"><text:tab/><text:tab/><text:tab/></text:span></text:span><text:span text:style-name="Definition"><text:span text:style-name="T433"><draw:control text:anchor-type="as-char" svg:y="-0.429cm" draw:z-index="38" draw:name="Opstartmenu" draw:style-name="gr2" draw:text-style-name="P100" svg:width="6.061cm" svg:height="0.6cm" draw:control="control39"><svg:title>Opstartmenu</svg:title><svg:desc>Toets voor het opstartmenu ("bootmenu")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to</text:span></text:span><text:span text:style-name="Definition"><text:span text:style-name="T442">ets voor het opstartmedium</text:span></text:span><text:span text:style-name="Definition"><text:span text:style-name="T443">)</text:span></text:span></text:p>
      <text:p text:style-name="P3"><text:span text:style-name="Definition"><text:span text:style-name="T447">i</text:span></text:span><text:span text:style-name="Definition"><text:span text:style-name="T448">nstellingen</text:span></text:span><text:span text:style-name="T437"><text:tab/> <text:tab/><text:tab/></text:span><text:span text:style-name="T437"><draw:control text:anchor-type="as-char" svg:y="-0.429cm" draw:z-index="34" draw:name="Instellingen" draw:style-name="gr2" draw:text-style-name="P100" svg:width="6.061cm" svg:height="0.6cm" draw:control="control35"><svg:title>Instellingen</svg:title><svg:desc>Toets voor het BIOS/UEFI-scherm ("setup")</svg:desc></draw:control></text:span><text:span text:style-name="T437"><text:tab/>(</text:span><text:span text:style-name="T435">toets voor het BIOS/UEFI-scherm</text:span><text:span text:style-name="T437">)</text:span></text:p>
      <text:p text:style-name="P6"><text:span text:style-name="Definition"><text:span text:style-name="T427">2</text:span></text:span><text:span text:style-name="Definition"><text:span text:style-name="T429">e </text:span></text:span><text:span text:style-name="Definition"><text:span text:style-name="T449">gebr</text:span></text:span><text:span text:style-name="Definition"><text:span text:style-name="T427">uiker </text:span></text:span><text:span text:style-name="Definition"><text:span text:style-name="T428">(evt.)</text:span></text:span><text:span text:style-name="T437"><text:tab/></text:span><text:span text:style-name="T437"><draw:control text:anchor-type="as-char" svg:y="-0.429cm" draw:z-index="40" draw:name="Instellingen_0" draw:style-name="gr2" draw:text-style-name="P100" svg:width="6.061cm" svg:height="0.6cm" draw:control="control41"><svg:title>Instellingen</svg:title><svg:desc>Toets voor het BIOS/UEFI-scherm ("setup")</svg:desc></draw:control></text:span><text:span text:style-name="T437"><text:tab/>(volledige naam </text:span><text:span text:style-name="T440">evt. </text:span><text:span text:style-name="T444">2</text:span><text:span text:style-name="T456">e</text:span><text:span text:style-name="T444"> </text:span><text:span text:style-name="T437">gebruiker)</text:span></text:p>
      <text:p text:style-name="P6"><text:span text:style-name="Definition"><text:span text:style-name="T427">2</text:span></text:span><text:span text:style-name="Definition"><text:span text:style-name="T429">e</text:span></text:span><text:span text:style-name="Definition"><text:span text:style-name="T427"> </text:span></text:span><text:span text:style-name="Definition"><text:span text:style-name="T450">g</text:span></text:span><text:span text:style-name="Definition"><text:span text:style-name="T451">ebruikersnaam</text:span></text:span><text:span text:style-name="T437"><text:tab/></text:span><text:span text:style-name="T437"><draw:control text:anchor-type="as-char" svg:y="-0.429cm" draw:z-index="39" draw:name="Instellingen_1" draw:style-name="gr2" draw:text-style-name="P100" svg:width="6.061cm" svg:height="0.6cm" draw:control="control40"><svg:title>Instellingen</svg:title><svg:desc>Toets voor het BIOS/UEFI-scherm ("setup")</svg:desc></draw:control></text:span><text:span text:style-name="T437"><text:tab/>(</text:span><text:span text:style-name="T435">korte naam </text:span><text:span text:style-name="T440">ev</text:span><text:span text:style-name="T441">entuele</text:span><text:span text:style-name="T440"> </text:span><text:span text:style-name="T444">2</text:span><text:span text:style-name="T456">e</text:span><text:span text:style-name="T444"> </text:span><text:span text:style-name="T438">gebr</text:span><text:span text:style-name="T439">uiker</text:span><text:span text:style-name="T437">)</text:span></text:p>
      <text:p text:style-name="P5"><text:span text:style-name="T367">Vervang </text:span><text:span text:style-name="Definition"><text:span text:style-name="T17">schuingedrukte</text:span></text:span><text:span text:style-name="T367"> </text:span><text:span text:style-name="T368">woorden </text:span><text:span text:style-name="T367">in deze checklist door </text:span><text:span text:style-name="T368">boven</text:span><text:span text:style-name="T367">staande waarden.</text:span></text:p>
      <text:p text:style-name="P11"/>
      <text:p text:style-name="P2"><text:span text:style-name="Strong_20_Emphasis"><text:span text:style-name="T362"/></text:span></text:p>
      <text:p text:style-name="P28"><text:span text:style-name="Strong_20_Emphasis"><text:span text:style-name="T144"><draw:control text:anchor-type="as-char" draw:z-index="0" draw:name="Vorm1" draw:style-name="gr1" draw:text-style-name="P99" svg:width="0.35cm" svg:height="0.35cm" draw:control="control1"/></text:span></text:span><text:span text:style-name="Strong_20_Emphasis"><text:span text:style-name="T144"><text:s/><text:tab/></text:span></text:span><text:span text:style-name="T363">Nog niet op Linux?<text:tab/></text:span><text:span text:style-name="T391"></text:span><text:span text:style-name="T369"> </text:span><text:span text:style-name="T370">G</text:span><text:span text:style-name="T364">ebruik </text:span><text:span text:style-name="Strong_20_Emphasis"><text:span text:style-name="T420">Checklist migratie</text:span></text:span><text:span text:style-name="T3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5"> onder </text:span><text:span text:style-name="T375">Linux</text:span><text:span text:style-name="T366">.</text:span></text:p>
      <text:p text:style-name="P42"><text:span text:style-name="Strong_20_Emphasis"><text:span text:style-name="T144"><draw:control text:anchor-type="as-char" draw:z-index="33" draw:name="Vorm2" draw:style-name="gr1" draw:text-style-name="P99" svg:width="0.35cm" svg:height="0.35cm" draw:control="control34"/></text:span></text:span><text:span text:style-name="Strong_20_Emphasis"><text:span text:style-name="T144"><text:s/><text:tab/></text:span></text:span><text:span text:style-name="T371">Nieuwe installatie?<text:tab/></text:span><text:span text:style-name="T392"></text:span><text:span text:style-name="T374"><text:tab/></text:span><text:span text:style-name="T373">B</text:span><text:span text:style-name="T371">egin bij hoofdstuk </text:span><text:span text:style-name="T371"><text:bookmark-ref text:reference-format="page" text:ref-name="__RefNumPara__4009_1271708128">2</text:bookmark-ref></text:span><text:span text:style-name="T371"><text:s text:c="2"/></text:span><text:span text:style-name="T372"><text:bookmark-ref text:reference-format="text" text:ref-name="__RefNumPara__4009_1271708128">Installatie uitvoeren</text:bookmark-ref></text:span><text:span text:style-name="T372">.</text:span></text:p>
      <text:p text:style-name="P1"><text:span text:style-name="Strong_20_Emphasis"><text:span text:style-name="T361"/></text:span></text:p>
      <text:list xml:id="list135357481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320406902224">
          <table:table-cell table:style-name="_31_._5f_Installatie_5f_voorbereiden.A1" office:value-type="string">
            <text:p text:style-name="P30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320406902480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99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83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320406902736">
          <table:table-cell table:style-name="_31_._5f_Installatie_5f_voorbereid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99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2"><text:span text:style-name="T494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/text:p>
            <text:p text:style-name="P72"><text:span text:style-name="User_20_Entry"><text:span text:style-name="T341"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32040690299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320406903248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4">Super</text:span></text:span><text:span text:style-name="Strong_20_Emphasis"><text:span text:style-name="T101">-toets</text:span></text:span><text:span text:style-name="Strong_20_Emphasis"><text:span text:style-name="T337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5">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101">.</text:span></text:span></text:p>
          </table:table-cell>
        </table:table-row>
        <table:table-row table:style-name="TableLine94320406903504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9">1</text:span></text:span><text:span text:style-name="Strong_20_Emphasis"><text:span text:style-name="T305"> - </text:span></text:span><text:span text:style-name="Strong_20_Emphasis"><text:span text:style-name="T306">In</text:span></text:span><text:span text:style-name="Strong_20_Emphasis"><text:span text:style-name="T312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20406903760">
          <table:table-cell table:style-name="_31_._5f_Installatie_5f_voorberei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9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5">Volg de aanwijzingen op het scherm.</text:span></text:span></text:p>
          </table:table-cell>
        </table:table-row>
        <table:table-row table:style-name="TableLine9432040690401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20406904272">
          <table:table-cell table:style-name="_31_._5f_Installatie_5f_voorbereiden.A1" office:value-type="string">
            <text:p text:style-name="P77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99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497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6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3"/>
      <text:list xml:id="list82945479738098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20406838368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9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97"><text:span text:style-name="T386">Start de computer op vanaf </text:span><text:span text:style-name="T387">een </text:span><text:span text:style-name="T387"><text:reference-ref text:reference-format="text" text:ref-name="Distributie">Debian GNU/Linux</text:reference-ref></text:span><text:span text:style-name="T387"><text:s/></text:span><text:span text:style-name="Strong_20_Emphasis"><text:span text:style-name="T359"><text:reference-ref text:reference-format="text" text:ref-name="Versie">11</text:reference-ref></text:span></text:span><text:span text:style-name="Strong_20_Emphasis"><text:span text:style-name="T359"><text:s/></text:span></text:span><text:span text:style-name="T389">(</text:span><text:span text:style-name="T388">Live</text:span><text:span text:style-name="T229"><text:note text:id="ftn3" text:note-class="footnote"><text:note-citation>1</text:note-citation><text:note-body><text:p text:style-name="P91"><text:span text:style-name="T460">Vanaf ee</text:span>n Live <text:span text:style-name="T471">USB-stick of </text:span><text:span text:style-name="T402">CD</text:span><text:span text:style-name="T6"> </text:span>kunt <text:span text:style-name="T460">u opstarten en</text:span> met <text:reference-ref text:reference-format="text" text:ref-name="Distributie">Debian GNU/Linux</text:reference-ref><text:s/>werken zonder deze te installeren.</text:p></text:note-body></text:note></text:span><text:span text:style-name="T231">)</text:span><text:span text:style-name="T224"> </text:span><text:span text:style-name="T228">GNOME</text:span><text:span text:style-name="T224"> </text:span><text:span text:style-name="T227">USB-stick</text:span><text:span text:style-name="T227"><text:note text:id="ftn4" text:note-class="footnote"><text:note-citation>2</text:note-citation><text:note-body><text:p text:style-name="P85">Downloa<text:span text:style-name="T485">d</text:span><text:span text:style-name="T481"> </text:span><text:span text:style-name="T404">e</text:span><text:span text:style-name="T488">e</text:span><text:span text:style-name="T490">n</text:span><text:span text:style-name="T488"> </text:span><text:span text:style-name="T485">Netwerk installer </text:span><text:span text:style-name="T481">CD</text:span><text:span text:style-name="T485"> vanaf</text:span><text:span text:style-name="Strong_20_Emphasis"><text:span text:style-name="T236"> </text:span></text:span><text:a xlink:type="simple" xlink:href="https://debian.org/" text:style-name="Internet_20_link" text:visited-style-name="Visited_20_Internet_20_Link"><text:span text:style-name="Internet_20_link"><text:span text:style-name="T421">debian.org</text:span></text:span></text:a><text:span text:style-name="Strong_20_Emphasis"><text:span text:style-name="T237"> </text:span></text:span><text:span text:style-name="Strong_20_Emphasis"><text:span text:style-name="T239">(klik op de knop </text:span></text:span><text:span text:style-name="Strong_20_Emphasis"><text:span text:style-name="T267">Download</text:span></text:span><text:span text:style-name="Strong_20_Emphasis"><text:span text:style-name="T239">) </text:span></text:span><text:span text:style-name="Strong_20_Emphasis"><text:span text:style-name="T238">of <text:line-break/></text:span></text:span><text:span text:style-name="Strong_20_Emphasis"><text:span text:style-name="T253">download </text:span></text:span><text:span text:style-name="Strong_20_Emphasis"><text:span text:style-name="T263">e</text:span></text:span><text:span text:style-name="Strong_20_Emphasis"><text:span text:style-name="T254">e</text:span></text:span><text:span text:style-name="Strong_20_Emphasis"><text:span text:style-name="T258">n</text:span></text:span><text:span text:style-name="Strong_20_Emphasis"><text:span text:style-name="T254"> </text:span></text:span><text:span text:style-name="T480">Live CD </text:span><text:span text:style-name="T485">vanaf</text:span><text:span text:style-name="Strong_20_Emphasis"><text:span text:style-name="T233"> </text:span></text:span><text:a xlink:type="simple" xlink:href="https://debian.org/CD/live/" text:style-name="Internet_20_link" text:visited-style-name="Visited_20_Internet_20_Link"><text:span text:style-name="Internet_20_link"><text:span text:style-name="T422">debian.org/CD/live</text:span></text:span></text:a><text:span text:style-name="Strong_20_Emphasis"><text:span text:style-name="T237"> </text:span></text:span><text:span text:style-name="Strong_20_Emphasis"><text:span text:style-name="T246">(</text:span></text:span><text:span text:style-name="Strong_20_Emphasis"><text:span text:style-name="T256">kies </text:span></text:span><text:span text:style-name="Strong_20_Emphasis"><text:span text:style-name="T246">debian-</text:span></text:span><text:span text:style-name="Strong_20_Emphasis"><text:span text:style-name="T252">live-</text:span></text:span><text:span text:style-name="Strong_20_Emphasis"><text:span text:style-name="T246">...-gnome.iso), </text:span></text:span><text:span text:style-name="Strong_20_Emphasis"><text:span text:style-name="T254">of</text:span></text:span></text:p><text:p text:style-name="P86"><text:span text:style-name="Strong_20_Emphasis"><text:span text:style-name="T232"><text:tab/>dow</text:span></text:span><text:span text:style-name="Strong_20_Emphasis"><text:span text:style-name="T254">nload </text:span></text:span><text:span text:style-name="Strong_20_Emphasis"><text:span text:style-name="T263">e</text:span></text:span><text:span text:style-name="Strong_20_Emphasis"><text:span text:style-name="T257">e</text:span></text:span><text:span text:style-name="Strong_20_Emphasis"><text:span text:style-name="T258">n</text:span></text:span><text:span text:style-name="Strong_20_Emphasis"><text:span text:style-name="T271"> </text:span></text:span><text:span text:style-name="Strong_20_Emphasis"><text:span text:style-name="T254">Live CD </text:span></text:span><text:span text:style-name="Strong_20_Emphasis"><text:span text:style-name="T262">met</text:span></text:span><text:span text:style-name="Strong_20_Emphasis"><text:span text:style-name="T254"> firmwarebestanden</text:span></text:span><text:span text:style-name="Strong_20_Emphasis"><text:span text:style-name="T338"><text:note-ref text:note-class="footnote" text:reference-format="text" text:ref-name="ftn6">4</text:note-ref></text:span></text:span><text:span text:style-name="Strong_20_Emphasis"><text:span text:style-name="T340"> </text:span></text:span><text:span text:style-name="Strong_20_Emphasis"><text:span text:style-name="T254">(</text:span></text:span><text:span text:style-name="Strong_20_Emphasis"><text:span text:style-name="T259">kies </text:span></text:span><text:span text:style-name="Strong_20_Emphasis"><text:span text:style-name="T254">debian-</text:span></text:span><text:span text:style-name="Strong_20_Emphasis"><text:span text:style-name="T259">live-</text:span></text:span><text:span text:style-name="Strong_20_Emphasis"><text:span text:style-name="T246">...-gnome</text:span></text:span><text:span text:style-name="Strong_20_Emphasis"><text:span text:style-name="T254">+non-fre</text:span></text:span><text:span text:style-name="Strong_20_Emphasis"><text:span text:style-name="T255">e</text:span></text:span><text:span text:style-name="Strong_20_Emphasis"><text:span text:style-name="T254">.iso), </text:span></text:span><text:span text:style-name="Strong_20_Emphasis"><text:span text:style-name="T232">e</text:span></text:span><text:span text:style-name="Strong_20_Emphasis"><text:span text:style-name="T235">n</text:span></text:span></text:p><text:p text:style-name="P86"><text:span text:style-name="Strong_20_Emphasis"><text:span text:style-name="T235"><text:tab/></text:span></text:span>plaats een USB-stick <text:span text:style-name="T491">van </text:span>min<text:span text:style-name="T492">imaal</text:span> 4 GB.</text:p><text:p text:style-name="P82"><text:tab/><text:span text:style-name="Strong_20_Emphasis"><text:span text:style-name="T261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84">etcher.io</text:span></text:span></text:a><text:span text:style-name="Strong_20_Emphasis"><text:span text:style-name="T244">) </text:span></text:span><text:span text:style-name="Strong_20_Emphasis"><text:span text:style-name="T251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7"> is</text:span></text:span><text:span text:style-name="Strong_20_Emphasis"><text:span text:style-name="T244"> </text:span></text:span><text:span text:style-name="Strong_20_Emphasis"><text:span text:style-name="T240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45">.</text:span></text:span></text:p></text:note-body></text:note></text:span><text:span text:style-name="T227"> </text:span><text:span text:style-name="T230">of</text:span><text:span text:style-name="T227"> </text:span><text:span text:style-name="T221">C</text:span><text:span text:style-name="T227">D</text:span><text:span text:style-name="T22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4">.</text:span></text:p>
            <text:p text:style-name="P32"><text:span text:style-name="T225">Opstartmenu/</text:span><text:span text:style-name="T226">boot menu</text:span><text:span text:style-name="T225"> </text:span><text:span text:style-name="T224">via </text:span><text:span text:style-name="Definition"><text:span text:style-name="T459">opstartmenu</text:span></text:span><text:span text:style-name="T224">, </text:span><text:span text:style-name="T225">instellingen/</text:span><text:span text:style-name="T226">setup</text:span><text:span text:style-name="T224"> via </text:span><text:span text:style-name="Definition"><text:span text:style-name="T459">instellingen</text:span></text:span><text:span text:style-name="T224">.</text:span></text:p>
          </table:table-cell>
        </table:table-row>
        <table:table-row table:style-name="TableLine9432040658184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9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60">Enter</text:span></text:span><text:span text:style-name="Strong_20_Emphasis"><text:span text:style-name="T129">-toets.</text:span></text:span></text:p>
          </table:table-cell>
        </table:table-row>
        <table:table-row table:style-name="TableLine943204067686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9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6">S</text:span></text:span><text:span text:style-name="Strong_20_Emphasis"><text:span text:style-name="T27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5"/>
          </table:table-cell>
        </table:table-row>
        <table:table-row table:style-name="TableLine94320407084208">
          <table:table-cell table:style-name="_32_._5f_Installatie_5f_uitvoeren.A1" office:value-type="string">
            <text:p text:style-name="P43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8">Volgende.</text:span></text:span></text:p>
          </table:table-cell>
        </table:table-row>
        <table:table-row table:style-name="TableLine94320407200000">
          <table:table-cell table:style-name="_32_._5f_Installatie_5f_uitvoeren.A1" office:value-type="string">
            <text:p text:style-name="P67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99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8">H</text:span></text:span><text:span text:style-name="Strong_20_Emphasis"><text:span text:style-name="T281">et t</text:span></text:span><text:span text:style-name="Strong_20_Emphasis"><text:span text:style-name="T280">oetsenbord </text:span></text:span><text:span text:style-name="Strong_20_Emphasis"><text:span text:style-name="T281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320407200256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99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9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84"><text:span text:style-name="T403">R</text:span><text:span text:style-name="T486">aadpleeg </text:span><text:a xlink:type="simple" xlink:href="https://wiki.debian.org/Firmware" text:style-name="Internet_20_link" text:visited-style-name="Visited_20_Internet_20_Link"><text:span text:style-name="T474">wiki.debian.org/Firmware</text:span></text:a> <text:span text:style-name="T487">voor firmwarebestanden </text:span><text:span text:style-name="T493">voor, </text:span><text:span text:style-name="T487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8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20407200512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9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7">H</text:span></text:span><text:span text:style-name="Strong_20_Emphasis"><text:span text:style-name="T275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22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20407200768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9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de volledige naam van de nieuwe gebruiker</text:span></text:span><text:span text:style-name="Strong_20_Emphasis"><text:span text:style-name="T277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20407201024">
          <table:table-cell table:style-name="_32_._5f_Installatie_5f_uitvoeren.A1" office:value-type="string">
            <text:p text:style-name="P56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99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</text:span></text:span><text:span text:style-name="Strong_20_Emphasis"><text:span text:style-name="T320">het wachtwoord voor de nieuwe gebruiker</text:span></text:span><text:span text:style-name="Strong_20_Emphasis"><text:span text:style-name="T27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2040720128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9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3">bij</text:span></text:span><text:span text:style-name="Strong_20_Emphasis"><text:span text:style-name="T293"> </text:span></text:span><text:span text:style-name="Strong_20_Emphasis"><text:span text:style-name="T322">Schijfindelingsmethode</text:span></text:span><text:span text:style-name="Strong_20_Emphasis"><text:span text:style-name="T273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320407201536">
          <table:table-cell table:style-name="_32_._5f_Installatie_5f_uitvoer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99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294">en </text:span></text:span><text:span text:style-name="Strong_20_Emphasis"><text:span text:style-name="T323">Data … wordt gewist</text:span></text:span><text:span text:style-name="Strong_20_Emphasis"><text:span text:style-name="T294"> klik </text:span></text:span><text:span text:style-name="Strong_20_Emphasis"><text:span text:style-name="T295">evt. </text:span></text:span><text:span text:style-name="Strong_20_Emphasis"><text:span text:style-name="T294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320407201792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99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320407202048">
          <table:table-cell table:style-name="_32_._5f_Installatie_5f_uitvoeren.A1" office:value-type="string">
            <text:p text:style-name="P70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99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4">met</text:span></text:span><text:span text:style-name="Strong_20_Emphasis"><text:span text:style-name="T30"> </text:span></text:span><text:span text:style-name="Strong_20_Emphasis"><text:span text:style-name="T321">Wilt u deze aanpassingen wegschrijven naar de schijven?</text:span></text:span><text:span text:style-name="Strong_20_Emphasis"><text:span text:style-name="T273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320407202304">
          <table:table-cell table:style-name="_32_._5f_Installatie_5f_uitvoeren.A1" office:value-type="string">
            <text:p text:style-name="P69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99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0"><text:span text:style-name="T489">Als</text:span> het scherm <text:span text:style-name="T467">Software-selectie</text:span> verschijnt, <text:span text:style-name="T470">dat is als de Netwerk installer CD wordt gebruikt</text:span>, klik <text:span text:style-name="T482">in keuzevak </text:span>voor <text:span text:style-name="T467">GNOME</text:span> en klik op <text:span text:style-name="T467">Volgende</text:span>.</text:p>
          </table:table-cell>
        </table:table-row>
        <table:table-row table:style-name="TableLine94320407202560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9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23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3204072028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320407203072">
          <table:table-cell table:style-name="_32_._5f_Installatie_5f_uitvoer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9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9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60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1"><text:span text:style-name="Strong_20_Emphasis"><text:span text:style-name="T148"/></text:span></text:p>
      <text:list xml:id="list82945442022171" text:continue-numbering="true" text:style-name="L1">
        <text:list-item>
          <text:p text:style-name="P92"><text:span text:style-name="Strong_20_Emphasis"><text:span text:style-name="T282">Installatie </text:span></text:span><text:span text:style-name="Strong_20_Emphasis"><text:span text:style-name="T283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20407110416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4">Enter</text:span></text:span><text:span text:style-name="Strong_20_Emphasis"><text:span text:style-name="T56">-toets.</text:span></text:span></text:p>
          </table:table-cell>
        </table:table-row>
        <table:table-row table:style-name="TableLine943204069469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20407151280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9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32040744236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20407442624">
          <table:table-cell table:style-name="_33_._5f_Installatie_5f_afronden.A1" office:value-type="string">
            <text:p text:style-name="P79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99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4">Volgende</text:span></text:span><text:span text:style-name="Strong_20_Emphasis"><text:span text:style-name="T150">.</text:span></text:span></text:p>
          </table:table-cell>
        </table:table-row>
        <table:table-row table:style-name="TableLine94320407442880">
          <table:table-cell table:style-name="_33_._5f_Installatie_5f_afronden.A1" office:value-type="string">
            <text:p text:style-name="P79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99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7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3204074431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50"/></text:span></text:p>
          </table:table-cell>
        </table:table-row>
        <table:table-row table:style-name="TableLine94320407443392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9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81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5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6">Gebruikers</text:span></text:span><text:span text:style-name="Strong_20_Emphasis"><text:span text:style-name="T113">.</text:span></text:span></text:p>
          </table:table-cell>
        </table:table-row>
        <table:table-row table:style-name="TableLine9432040744364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9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8">Gebruik</text:span></text:span><text:span text:style-name="Strong_20_Emphasis"><text:span text:style-name="T309">er</text:span></text:span><text:span text:style-name="Strong_20_Emphasis"><text:span text:style-name="T308"> toevoegen</text:span></text:span><text:span text:style-name="Strong_20_Emphasis"><text:span text:style-name="T125">.</text:span></text:span></text:p>
          </table:table-cell>
        </table:table-row>
        <table:table-row table:style-name="TableLine943204074439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20407444496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99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7">Software</text:span></text:span><text:span text:style-name="Strong_20_Emphasis"><text:span text:style-name="T91">.</text:span></text:span></text:p>
          </table:table-cell>
        </table:table-row>
        <table:table-row table:style-name="TableLine94320407445088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4"><text:span text:style-name="T381">Klik op </text:span><text:span text:style-name="T384">Updates</text:span><text:span text:style-name="T382"> en a</text:span><text:span text:style-name="T380">ls</text:span><text:span text:style-name="T376"> </text:span><text:span text:style-name="T377">er </text:span><text:span text:style-name="T376">updates beschikbaar zijn, k</text:span><text:span text:style-name="T378">lik op </text:span><text:span text:style-name="Strong_20_Emphasis"><text:span text:style-name="T390">Downloaden</text:span></text:span><text:span text:style-name="T378"> </text:span><text:span text:style-name="T383">en vervolgens op </text:span><text:span text:style-name="T385">Herstarten &amp; bijwerken</text:span><text:span text:style-name="T383">.</text:span></text:p>
          </table:table-cell>
        </table:table-row>
        <table:table-row table:style-name="TableLine94320407445680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99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6"><text:span text:style-name="T379">A</text:span><text:span text:style-name="T469">anmelden als </text:span><text:span text:style-name="Definition"><text:span text:style-name="T8">gebruiker</text:span></text:span>.</text:p>
          </table:table-cell>
        </table:table-row>
        <table:table-row table:style-name="TableLine94320407446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20407446864">
          <table:table-cell table:style-name="_33_._5f_Installatie_5f_afronden.A1" office:value-type="string">
            <text:p text:style-name="P43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99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116">. </text:span></text:span></text:p>
          </table:table-cell>
        </table:table-row>
        <table:table-row table:style-name="TableLine94320407447456">
          <table:table-cell table:style-name="_33_._5f_Installatie_5f_afrond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99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1"><text:span text:style-name="T494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text:span text:style-name="User_20_Entry"><text:span text:style-name="T341"><text:line-break/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320407448048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20407448640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9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320407449232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9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300">3 -</text:span></text:span><text:span text:style-name="Strong_20_Emphasis"><text:span text:style-name="T272"> </text:span></text:span><text:span text:style-name="Strong_20_Emphasis"><text:span text:style-name="T296">Installatie</text:span></text:span><text:span text:style-name="Strong_20_Emphasis"><text:span text:style-name="T297"> </text:span></text:span><text:span text:style-name="Strong_20_Emphasis"><text:span text:style-name="T298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2040744982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75">Volg de aanwijzingen op het scherm.</text:span></text:span></text:p>
          </table:table-cell>
        </table:table-row>
        <table:table-row table:style-name="TableLine9432040745041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20407451008">
          <table:table-cell table:style-name="_33_._5f_Installatie_5f_afronden.A1" office:value-type="string">
            <text:p text:style-name="P73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99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5"><text:span text:style-name="T496">De installatie kan nagelopen worden aan de hand van </text:span><text:span text:style-name="T499">een </text:span><text:span text:style-name="T496">bestand</text:span><text:span text:style-name="T495"><text:note text:id="ftn8" text:note-class="footnote"><text:note-citation>2</text:note-citation><text:note-body><text:p text:style-name="P89"><text:span text:style-name="T465">In map </text:span><text:span text:style-name="T462">/usr/local/etc </text:span><text:span text:style-name="T465">bevat </text:span><text:span text:style-name="T415">b</text:span><text:span text:style-name="T462">estand kz_install</text:span><text:span text:style-name="T416">_</text:span><text:span text:style-name="T414">applist</text:span><text:span text:style-name="T462"> </text:span><text:span text:style-name="T463">eerder geïnstalleerde apps</text:span><text:span text:style-name="T464">.</text:span></text:p></text:note-body></text:note></text:span><text:span text:style-name="T496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102"/></text:span></text:p>
      <text:p text:style-name="P35"><text:span text:style-name="Strong_20_Emphasis"><text:span text:style-name="T75"/></text:span></text:p>
      <text:list xml:id="list82944126053601" text:continue-numbering="true" text:style-name="L1">
        <text:list-item>
          <text:p text:style-name="P93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20407418496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14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0"><text:span text:style-name="T466">Na aanmelden als </text:span><text:span text:style-name="Definition"><text:span text:style-name="T475">2</text:span></text:span><text:span text:style-name="Definition"><text:span text:style-name="T498">e</text:span></text:span><text:span text:style-name="Definition"><text:span text:style-name="T475"> </text:span></text:span><text:span text:style-name="Definition"><text:span text:style-name="T476">gebruiker</text:span></text:span><text:span text:style-name="T466">, </text:span><text:span text:style-name="T483">zoek en </text:span><text:span text:style-name="T466">start</text:span><text:span text:style-name="T473"> </text:span><text:span text:style-name="T472">In</text:span><text:span text:style-name="T468">stallatiemenu</text:span><text:span text:style-name="Strong_20_Emphasis"><text:span text:style-name="T325"> </text:span></text:span><text:span text:style-name="T466">en </text:span><text:span text:style-name="User_20_Entry"><text:span text:style-name="T268">kies </text:span></text:span><text:span text:style-name="User_20_Entry"><text:span text:style-name="T270">4 -</text:span></text:span><text:span text:style-name="User_20_Entry"><text:span text:style-name="T268"> </text:span></text:span><text:span text:style-name="User_20_Entry"><text:span text:style-name="T269">Gebruiker inrichten</text:span></text:span><text:span text:style-name="User_20_Entry"><text:span text:style-name="T268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5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300">4 -</text:span></text:span><text:span text:style-name="Strong_20_Emphasis"><text:span text:style-name="T272"> </text:span></text:span><text:span text:style-name="T313">Gebruiker inrichten</text:span><text:span text:style-name="Strong_20_Emphasis"><text:span text:style-name="T78">.</text:span></text:span></text:p>
          </table:table-cell>
        </table:table-row>
        <table:table-row table:style-name="TableLine94320407349472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99" svg:width="0.35cm" svg:height="0.35cm" draw:control="control25"/></text:span></text:span></text:p>
          </table:table-cell>
          <table:table-cell table:style-name="Tabel2.A1" office:value-type="string">
            <text:p text:style-name="P41"><text:span text:style-name="Strong_20_Emphasis"><text:span text:style-name="T461">Volg de aanwijzingen op het scherm.</text:span></text:span></text:p>
          </table:table-cell>
        </table:table-row>
        <table:table-row table:style-name="TableLine94320407347936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379776">
          <table:table-cell table:style-name="Tabel2.A1" office:value-type="string">
            <text:p text:style-name="P74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99" svg:width="0.35cm" svg:height="0.35cm" draw:control="control54"/></text:span></text:span></text:p>
          </table:table-cell>
          <table:table-cell table:style-name="Tabel2.A1" office:value-type="string">
            <text:p text:style-name="P76"><text:span text:style-name="T418">Het</text:span><text:span text:style-name="T496"> </text:span><text:span text:style-name="T419">inrichten </text:span><text:span text:style-name="T496">kan nagelopen worden aan de hand van bestanden</text:span><text:span text:style-name="T495"><text:note text:id="ftn10" text:note-class="footnote"><text:note-citation>2</text:note-citation><text:note-body><text:p text:style-name="P88"><text:span text:style-name="T413">I</text:span><text:span text:style-name="T409">n</text:span><text:span text:style-name="T410"> de Persoonlijke map </text:span><text:span text:style-name="T409">bevat </text:span><text:span text:style-name="T413">map </text:span><text:span text:style-name="T410">kz_setup_list</text:span><text:span text:style-name="T408">s </text:span><text:span text:style-name="T412">bestanden met</text:span><text:span text:style-name="T409"> </text:span><text:span text:style-name="T411">eerder gekozen gebruikersfoto, </text:span><text:span text:style-name="T410">bureaubladachtergrond, favorieten, en opdrachtgeschiedenis.</text:span></text:p></text:note-body></text:note></text:span><text:span text:style-name="T496"> aangemaakt in hoofdstuk 1 met keuze 1 - Installatie voorbereiden.</text:span></text:p>
          </table:table-cell>
        </table:table-row>
        <table:table-row table:style-name="TableLine94320407657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645552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99" svg:width="0.35cm" svg:height="0.35cm" draw:control="control26"/></text:span></text:span></text:p>
          </table:table-cell>
          <table:table-cell table:style-name="Tabel2.A1" office:value-type="string">
            <text:p text:style-name="P41"><text:span text:style-name="Strong_20_Emphasis"><text:span text:style-name="T83">Herstart de computer.</text:span></text:span></text:p>
          </table:table-cell>
        </table:table-row>
        <table:table-row table:style-name="TableLine943204076428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637648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99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3204076561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65678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99" svg:width="0.35cm" svg:height="0.35cm" draw:control="control28"/></text:span></text:span></text:p>
          </table:table-cell>
          <table:table-cell table:style-name="Tabel2.A1" office:value-type="string">
            <text:p text:style-name="P55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3204075628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563440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99" svg:width="0.35cm" svg:height="0.35cm" draw:control="control29"/></text:span></text:span></text:p>
          </table:table-cell>
          <table:table-cell table:style-name="Tabel2.A1" office:value-type="string">
            <text:p text:style-name="P47"><text:span text:style-name="Strong_20_Emphasis"><text:span text:style-name="T288">Maak een </text:span></text:span><text:span text:style-name="Strong_20_Emphasis"><text:span text:style-name="T290">back-up</text:span></text:span><text:span text:style-name="Strong_20_Emphasis"><text:span text:style-name="T288">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</text:span></text:span><text:span text:style-name="Strong_20_Emphasis"><text:span text:style-name="T303">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32040756006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99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331">K</text:span></text:span><text:span text:style-name="Strong_20_Emphasis"><text:span text:style-name="T288">ies</text:span></text:span><text:span text:style-name="Strong_20_Emphasis"><text:span text:style-name="T287"> </text:span></text:span><text:span text:style-name="Strong_20_Emphasis"><text:span text:style-name="T310">5 -</text:span></text:span><text:span text:style-name="T286"> </text:span><text:span text:style-name="T310">Opdrachtenmenu</text:span><text:span text:style-name="T288">, </text:span><text:span text:style-name="T335">kies</text:span><text:span text:style-name="T288"> </text:span><text:span text:style-name="T311">1 -</text:span><text:span text:style-name="T286"> </text:span><text:span text:style-name="T314">Back-up</text:span><text:span text:style-name="T311"> </text:span><text:span text:style-name="T314">maken</text:span><text:span text:style-name="T286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2040756054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99" svg:width="0.35cm" svg:height="0.35cm" draw:control="control31"/></text:span></text:span></text:p>
          </table:table-cell>
          <table:table-cell table:style-name="Tabel2.A1" office:value-type="string">
            <text:p text:style-name="P41"><text:span text:style-name="Strong_20_Emphasis"><text:span text:style-name="T285">Volg de aanwijzingen op het scherm.</text:span></text:span></text:p>
          </table:table-cell>
        </table:table-row>
        <table:table-row table:style-name="TableLine943204075611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20407646384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99" svg:width="0.35cm" svg:height="0.35cm" draw:control="control32"/></text:span></text:span></text:p>
          </table:table-cell>
          <table:table-cell table:style-name="Tabel2.A1" office:value-type="string">
            <text:p text:style-name="P48"><text:span text:style-name="Strong_20_Emphasis"><text:span text:style-name="T330">Plan automatische </text:span></text:span><text:span text:style-name="Strong_20_Emphasis"><text:span text:style-name="T332">reservekopieën</text:span></text:span><text:span text:style-name="Strong_20_Emphasis"><text:span text:style-name="T288"> </text:span></text:span><text:span text:style-name="Strong_20_Emphasis"><text:span text:style-name="T289">in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4">Reservekopieën</text:span></text:span><text:span text:style-name="Strong_20_Emphasis"><text:span text:style-name="T88">.</text:span></text:span></text:p>
          </table:table-cell>
        </table:table-row>
        <table:table-row table:style-name="TableLine94320407646976">
          <table:table-cell table:style-name="Tabel2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99" svg:width="0.35cm" svg:height="0.35cm" draw:control="control33"/></text:span></text:span></text:p>
          </table:table-cell>
          <table:table-cell table:style-name="Tabel2.A1" office:value-type="string">
            <text:p text:style-name="P41"><text:span text:style-name="Strong_20_Emphasis"><text:span text:style-name="T285">Volg de aanwijzingen op het scherm.</text:span></text:span></text:p>
          </table:table-cell>
        </table:table-row>
      </table:table>
      <text:p text:style-name="P13"><text:span text:style-name="Strong_20_Emphasis"><text:span text:style-name="T78"/></text:span></text:p>
      <text:p text:style-name="P40"/>
      <text:p text:style-name="P96"><text:span text:style-name="T217">E</text:span><text:span text:style-name="T218">inde c</text:span><text:span text:style-name="T219">hecklist, </text:span><text:span text:style-name="T220">d</text:span><text:span text:style-name="T219">e</text:span><text:span text:style-name="T350"> installatie van </text:span><text:span text:style-name="T350"><text:reference-ref text:reference-format="text" text:ref-name="Distributie">Debian GNU/Linux</text:reference-ref></text:span><text:span text:style-name="Strong_20_Emphasis"><text:span text:style-name="T350"><text:s/></text:span></text:span><text:span text:style-name="T351"><text:reference-ref text:reference-format="text" text:ref-name="Versie">11</text:reference-ref></text:span><text:span text:style-name="T350"><text:s/></text:span><text:span text:style-name="T356">LTS </text:span><text:span text:style-name="T350"><text:reference-ref text:reference-format="text" text:ref-name="Editie">desktop</text:reference-ref></text:span><text:span text:style-name="T350"><text:s/>is voltooid.</text:span></text:p>
      <text:p text:style-name="P22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5T08:29:43.534723729">2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5T08:29:43.464528199</dc:date>
    <meta:keyword>Installatie</meta:keyword>
    <meta:keyword>Checklist</meta:keyword>
    <meta:keyword>Linux</meta:keyword>
    <meta:editing-cycles>6320</meta:editing-cycles>
    <meta:editing-duration>P11DT4H20M55S</meta:editing-duration>
    <meta:print-date>2021-03-23T20:07:57.967210640</meta:print-date>
    <dc:creator>Karel Zimmer</dc:creator>
    <meta:document-statistic meta:table-count="4" meta:image-count="0" meta:object-count="0" meta:page-count="4" meta:paragraph-count="137" meta:word-count="1102" meta:character-count="7401" meta:non-whitespace-character-count="6306"/>
    <meta:user-defined meta:name="Info 1"/>
    <meta:user-defined meta:name="Info 2"/>
    <meta:user-defined meta:name="Info 3"/>
    <meta:user-defined meta:name="Info 4"/>
  </office:meta>
</office:document-meta>
</file>